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2cm" draw:marker-end-width="0.2cm" draw:fill="solid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d2eaff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0.235cm"/>
    </style:style>
    <style:style style:name="gr4" style:family="graphic" style:parent-style-name="objectwithoutfill">
      <style:graphic-properties svg:stroke-width="0.051cm" draw:marker-start-width="0.276cm" draw:marker-end="Arrow" draw:marker-end-width="0.279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Arrow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end="Arrow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85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2.4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6cm" fo:min-width="5.358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15.6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3.96cm"/>
    </style:style>
    <style:style style:name="gr13" style:family="graphic" style:parent-style-name="objectwithoutfill">
      <style:graphic-properties svg:stroke-width="0.051cm" draw:marker-start-width="0.2cm" draw:marker-end="Arrow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6.754cm"/>
    </style:style>
    <style:style style:name="gr15" style:family="graphic" style:parent-style-name="standard">
      <style:graphic-properties svg:stroke-width="0.051cm" svg:stroke-color="#000000" draw:fill="solid" draw:fill-color="#ffffff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1cm" draw:fill="solid" draw:fill-color="#ffffff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fill="solid" draw:fill-color="#c8ffc8" draw:textarea-horizontal-align="left" draw:auto-grow-height="true" draw:auto-grow-width="true" fo:min-height="0.712cm" fo:min-width="10.556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7.9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399cm"/>
    </style:style>
    <style:style style:name="gr20" style:family="graphic" style:parent-style-name="standard">
      <style:graphic-properties draw:stroke="none" svg:stroke-width="0.051cm" svg:stroke-color="#000000" draw:fill="solid" draw:fill-color="#c8ffc8" draw:textarea-horizontal-align="left" draw:auto-grow-height="true" draw:auto-grow-width="true" fo:min-height="0.712cm" fo:min-width="3.638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1cm" svg:stroke-color="#000000" draw:fill="solid" draw:fill-color="#c8ffc8" draw:textarea-horizontal-align="left" draw:auto-grow-height="true" draw:auto-grow-width="true" fo:min-height="1.423cm" fo:min-width="11.347cm" fo:padding-top="0.15cm" fo:padding-bottom="0.15cm" fo:padding-left="0.275cm" fo:padding-right="0.27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style-name="Regular" style:font-family-generic="modern" style:font-pitch="variable" fo:font-size="18pt" style:font-size-asian="18pt" style:font-size-complex="18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text-properties fo:font-family="'Courier New'" style:font-family-generic="modern" style:font-pitch="variable" fo:font-size="11pt" style:font-size-asian="11pt" style:font-size-complex="11pt"/>
    </style:style>
    <style:style style:name="T1" style:family="text">
      <style:text-properties fo:font-family="'Courier New'" style:font-style-name="Regular" style:font-family-generic="modern" style:font-pitch="variable" fo:font-size="12pt" style:font-size-asian="12pt" style:font-size-complex="12pt"/>
    </style:style>
    <style:style style:name="T2" style:family="text">
      <style:text-properties fo:color="#000000" fo:font-family="'Courier New'" style:font-family-generic="modern" style:font-pitch="variable" fo:font-size="11pt" style:font-family-asian="Menlo-Regular" style:font-size-asian="11pt" style:font-family-complex="Menlo-Regular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rect draw:style-name="gr1" draw:text-style-name="P1" draw:layer="layout" svg:width="10.006cm" svg:height="4.002cm" svg:x="7.255cm" svg:y="9.621cm">
            <text:p/>
          </draw:rect>
          <draw:rect draw:style-name="gr2" draw:text-style-name="P2" draw:layer="layout" svg:width="2.54cm" svg:height="0.762cm" svg:x="8.912cm" svg:y="10.331cm">
            <text:p text:style-name="P1"><text:span text:style-name="T1">flink</text:span></text:p>
          </draw:rect>
          <draw:rect draw:style-name="gr2" draw:text-style-name="P2" draw:layer="layout" svg:width="2.54cm" svg:height="0.762cm" svg:x="8.912cm" svg:y="11.093cm">
            <text:p text:style-name="P1"><text:span text:style-name="T1">blink</text:span></text:p>
          </draw:rect>
          <draw:rect draw:style-name="gr2" draw:text-style-name="P2" draw:layer="layout" svg:width="2.54cm" svg:height="0.762cm" svg:x="8.912cm" svg:y="11.855cm">
            <text:p text:style-name="P1"><text:span text:style-name="T1">val = ?</text:span></text:p>
          </draw:rect>
          <draw:frame draw:style-name="gr3" draw:text-style-name="P4" draw:layer="layout" svg:width="0.735cm" svg:height="0.692cm" svg:x="7.255cm" svg:y="9.848cm">
            <draw:text-box>
              <text:p text:style-name="P3"><text:span text:style-name="T2">x</text:span></text:p>
            </draw:text-box>
          </draw:frame>
          <draw:line draw:style-name="gr4" draw:text-style-name="P1" draw:layer="layout" svg:x1="7.99cm" svg:y1="10.239cm" svg:x2="8.912cm" svg:y2="10.331cm">
            <text:p/>
          </draw:line>
          <draw:rect draw:style-name="gr2" draw:text-style-name="P2" draw:layer="layout" svg:width="2.54cm" svg:height="0.762cm" svg:x="13.75cm" svg:y="10.282cm">
            <text:p text:style-name="P1"><text:span text:style-name="T1">flink</text:span></text:p>
          </draw:rect>
          <draw:rect draw:style-name="gr2" draw:text-style-name="P2" draw:layer="layout" svg:width="2.54cm" svg:height="0.762cm" svg:x="13.75cm" svg:y="11.044cm">
            <text:p text:style-name="P1"><text:span text:style-name="T1">blink</text:span></text:p>
          </draw:rect>
          <draw:rect draw:style-name="gr2" draw:text-style-name="P2" draw:layer="layout" svg:width="2.54cm" svg:height="0.762cm" svg:x="13.75cm" svg:y="11.806cm">
            <text:p text:style-name="P1"><text:span text:style-name="T1">val.i=5</text:span></text:p>
          </draw:rect>
          <draw:line draw:style-name="gr5" draw:text-style-name="P1" draw:layer="layout" svg:x1="11.452cm" svg:y1="10.622cm" svg:x2="13.75cm" svg:y2="10.622cm">
            <text:p/>
          </draw:line>
          <draw:line draw:style-name="gr6" draw:text-style-name="P1" draw:layer="layout" svg:x1="11.439cm" svg:y1="11.322cm" svg:x2="13.737cm" svg:y2="11.322cm">
            <text:p/>
          </draw:line>
          <draw:path draw:style-name="gr7" draw:text-style-name="P1" draw:layer="layout" svg:width="5.235cm" svg:height="0.703cm" svg:x="11.452cm" svg:y="9.975cm" svg:viewBox="0 0 5236 704" svg:d="M4838 704c2107-1347-4838-348-4838-348">
            <text:p/>
          </draw:path>
          <draw:path draw:style-name="gr7" draw:text-style-name="P1" draw:layer="layout" svg:width="5.204cm" svg:height="1.574cm" svg:x="8.545cm" svg:y="11.506cm" svg:viewBox="0 0 5205 1575" svg:d="M367 0c-2003 2752 4838 1062 4838 1062">
            <text:p/>
          </draw:path>
        </draw:g>
        <draw:frame draw:style-name="gr8" draw:layer="layout" svg:width="4.985cm" svg:height="0.962cm" svg:x="3.449cm" svg:y="1.64cm">
          <draw:text-box>
            <text:p>Struct Definition</text:p>
          </draw:text-box>
        </draw:frame>
        <draw:frame draw:style-name="gr9" draw:text-style-name="P1" draw:layer="layout" svg:width="2.91cm" svg:height="0.962cm" svg:x="12.25cm" svg:y="1.64cm">
          <draw:text-box>
            <text:p text:style-name="P1">Picture</text:p>
          </draw:text-box>
        </draw:frame>
        <draw:rect draw:style-name="gr2" draw:text-style-name="P2" draw:layer="layout" svg:width="2.54cm" svg:height="0.762cm" svg:x="12.435cm" svg:y="3.403cm">
          <text:p text:style-name="P1"><text:span text:style-name="T1">flink</text:span></text:p>
        </draw:rect>
        <draw:rect draw:style-name="gr2" draw:text-style-name="P2" draw:layer="layout" svg:width="2.54cm" svg:height="0.762cm" svg:x="12.435cm" svg:y="4.165cm">
          <text:p text:style-name="P1"><text:span text:style-name="T1">blink</text:span></text:p>
        </draw:rect>
        <draw:rect draw:style-name="gr2" draw:text-style-name="P2" draw:layer="layout" svg:width="2.54cm" svg:height="0.762cm" svg:x="12.435cm" svg:y="4.927cm">
          <text:p text:style-name="P1"><text:span text:style-name="T1">val</text:span></text:p>
        </draw:rect>
        <draw:frame draw:style-name="gr10" draw:text-style-name="P4" draw:layer="layout" svg:width="5.858cm" svg:height="2.456cm" svg:x="3.129cm" svg:y="3.174cm">
          <draw:text-box>
            <text:p text:style-name="P3"><text:span text:style-name="T2">typedef struct dllist {</text:span></text:p>
            <text:p text:style-name="P3"><text:span text:style-name="T2"><text:s text:c="2"/></text:span><text:span text:style-name="T2">struct dllist *flink;</text:span></text:p>
            <text:p text:style-name="P3"><text:span text:style-name="T2"><text:s text:c="2"/></text:span><text:span text:style-name="T2">struct dllist *blink;</text:span></text:p>
            <text:p text:style-name="P3"><text:span text:style-name="T2"><text:s text:c="2"/></text:span><text:span text:style-name="T2">Jval val;</text:span></text:p>
            <text:p text:style-name="P3"><text:span text:style-name="T2">} *Dllist;</text:span></text:p>
          </draw:text-box>
        </draw:frame>
        <draw:frame draw:style-name="gr11" draw:text-style-name="P1" draw:layer="layout" svg:width="16.174cm" svg:height="0.962cm" svg:x="0.828cm" svg:y="6.954cm">
          <draw:text-box>
            <text:p text:style-name="P1">Organization: Circular, doubly-linked, with sentinel node</text:p>
          </draw:text-box>
        </draw:frame>
        <draw:rect draw:style-name="gr2" draw:text-style-name="P2" draw:layer="layout" svg:width="2.54cm" svg:height="0.762cm" svg:x="2.635cm" svg:y="10.317cm">
          <text:p text:style-name="P1"><text:span text:style-name="T1">flink</text:span></text:p>
        </draw:rect>
        <draw:rect draw:style-name="gr2" draw:text-style-name="P2" draw:layer="layout" svg:width="2.54cm" svg:height="0.762cm" svg:x="2.635cm" svg:y="11.079cm">
          <text:p text:style-name="P1"><text:span text:style-name="T1">blink</text:span></text:p>
        </draw:rect>
        <draw:rect draw:style-name="gr2" draw:text-style-name="P2" draw:layer="layout" svg:width="2.54cm" svg:height="0.762cm" svg:x="2.635cm" svg:y="11.841cm">
          <text:p text:style-name="P1"><text:span text:style-name="T1">val = ?</text:span></text:p>
        </draw:rect>
        <draw:frame draw:style-name="gr12" draw:text-style-name="P4" draw:layer="layout" svg:width="4.46cm" svg:height="1.133cm" svg:x="1.878cm" svg:y="8.234cm">
          <draw:text-box>
            <text:p text:style-name="P3"><text:span text:style-name="T2">Dllist x;</text:span></text:p>
            <text:p text:style-name="P3"><text:span text:style-name="T2">x = new_dllist();</text:span></text:p>
          </draw:text-box>
        </draw:frame>
        <draw:frame draw:style-name="gr3" draw:text-style-name="P4" draw:layer="layout" svg:width="0.735cm" svg:height="0.692cm" svg:x="0.978cm" svg:y="9.834cm">
          <draw:text-box>
            <text:p text:style-name="P3"><text:span text:style-name="T2">x</text:span></text:p>
          </draw:text-box>
        </draw:frame>
        <draw:line draw:style-name="gr4" draw:text-style-name="P1" draw:layer="layout" svg:x1="1.713cm" svg:y1="10.225cm" svg:x2="2.635cm" svg:y2="10.317cm">
          <text:p/>
        </draw:line>
        <draw:path draw:style-name="gr13" draw:text-style-name="P1" draw:layer="layout" svg:width="0.932cm" svg:height="0.641cm" svg:x="5.175cm" svg:y="10.18cm" svg:viewBox="0 0 933 642" svg:d="M0 296c2099-828 0 346 0 346">
          <text:p/>
        </draw:path>
        <draw:path draw:style-name="gr7" draw:text-style-name="P1" draw:layer="layout" svg:width="1.136cm" svg:height="0.386cm" svg:x="5.175cm" svg:y="11.301cm" svg:viewBox="0 0 1137 387" svg:d="M0 2c2559-38 0 385 0 385">
          <text:p/>
        </draw:path>
        <draw:frame draw:style-name="gr14" draw:text-style-name="P4" draw:layer="layout" svg:width="7.254cm" svg:height="0.692cm" svg:x="8.116cm" svg:y="8.248cm">
          <draw:text-box>
            <text:p text:style-name="P3"><text:span text:style-name="T2">dll_append(x, new_jval_i(5));</text:span></text:p>
          </draw:text-box>
        </draw:frame>
        <draw:g>
          <draw:rect draw:style-name="gr15" draw:text-style-name="P1" draw:layer="layout" svg:width="10.391cm" svg:height="4.579cm" svg:x="7.12cm" svg:y="9.448cm">
            <text:p/>
          </draw:rect>
          <draw:rect draw:style-name="gr2" draw:text-style-name="P2" draw:layer="layout" svg:width="2.54cm" svg:height="0.762cm" svg:x="8.873cm" svg:y="10.331cm">
            <text:p text:style-name="P1"><text:span text:style-name="T1">flink</text:span></text:p>
          </draw:rect>
          <draw:rect draw:style-name="gr2" draw:text-style-name="P2" draw:layer="layout" svg:width="2.54cm" svg:height="0.762cm" svg:x="8.873cm" svg:y="11.093cm">
            <text:p text:style-name="P1"><text:span text:style-name="T1">blink</text:span></text:p>
          </draw:rect>
          <draw:rect draw:style-name="gr2" draw:text-style-name="P2" draw:layer="layout" svg:width="2.54cm" svg:height="0.762cm" svg:x="8.873cm" svg:y="11.855cm">
            <text:p text:style-name="P1"><text:span text:style-name="T1">val = ?</text:span></text:p>
          </draw:rect>
          <draw:frame draw:style-name="gr3" draw:text-style-name="P4" draw:layer="layout" svg:width="0.735cm" svg:height="0.692cm" svg:x="7.216cm" svg:y="9.848cm">
            <draw:text-box>
              <text:p text:style-name="P3"><text:span text:style-name="T2">x</text:span></text:p>
            </draw:text-box>
          </draw:frame>
          <draw:line draw:style-name="gr4" draw:text-style-name="P1" draw:layer="layout" svg:x1="7.951cm" svg:y1="10.239cm" svg:x2="8.873cm" svg:y2="10.331cm">
            <text:p/>
          </draw:line>
          <draw:rect draw:style-name="gr2" draw:text-style-name="P2" draw:layer="layout" svg:width="2.54cm" svg:height="0.762cm" svg:x="13.711cm" svg:y="10.282cm">
            <text:p text:style-name="P1"><text:span text:style-name="T1">flink</text:span></text:p>
          </draw:rect>
          <draw:rect draw:style-name="gr2" draw:text-style-name="P2" draw:layer="layout" svg:width="2.54cm" svg:height="0.762cm" svg:x="13.711cm" svg:y="11.044cm">
            <text:p text:style-name="P1"><text:span text:style-name="T1">blink</text:span></text:p>
          </draw:rect>
          <draw:rect draw:style-name="gr2" draw:text-style-name="P2" draw:layer="layout" svg:width="2.54cm" svg:height="0.762cm" svg:x="13.711cm" svg:y="11.806cm">
            <text:p text:style-name="P1"><text:span text:style-name="T1">val.i=5</text:span></text:p>
          </draw:rect>
          <draw:line draw:style-name="gr5" draw:text-style-name="P1" draw:layer="layout" svg:x1="11.413cm" svg:y1="10.622cm" svg:x2="13.711cm" svg:y2="10.622cm">
            <text:p/>
          </draw:line>
          <draw:line draw:style-name="gr5" draw:text-style-name="P1" draw:layer="layout" svg:x1="11.4cm" svg:y1="11.322cm" svg:x2="13.698cm" svg:y2="11.322cm">
            <text:p/>
          </draw:line>
          <draw:line draw:style-name="gr6" draw:text-style-name="P1" draw:layer="layout" svg:x1="11.387cm" svg:y1="11.622cm" svg:x2="13.685cm" svg:y2="11.622cm">
            <text:p/>
          </draw:line>
          <draw:line draw:style-name="gr6" draw:text-style-name="P1" draw:layer="layout" svg:x1="11.374cm" svg:y1="10.922cm" svg:x2="13.672cm" svg:y2="10.922cm">
            <text:p/>
          </draw:line>
        </draw:g>
        <draw:rect draw:style-name="gr16" draw:text-style-name="P1" draw:layer="layout" svg:width="11.353cm" svg:height="6.524cm" svg:x="6.774cm" svg:y="8.081cm">
          <text:p/>
        </draw:rect>
        <draw:frame draw:style-name="gr17" draw:layer="layout" svg:width="11.106cm" svg:height="1.012cm" svg:x="6.255cm" svg:y="10.796cm">
          <draw:text-box>
            <text:p>Note to self – delete this &amp; then again</text:p>
          </draw:text-box>
        </draw:frame>
        <draw:rect draw:style-name="gr1" draw:text-style-name="P1" draw:layer="layout" svg:width="15.97cm" svg:height="4.002cm" svg:x="2.388cm" svg:y="15.597cm">
          <text:p/>
        </draw:rect>
        <draw:frame draw:style-name="gr3" draw:text-style-name="P4" draw:layer="layout" svg:width="0.735cm" svg:height="0.692cm" svg:x="2.388cm" svg:y="15.824cm">
          <draw:text-box>
            <text:p text:style-name="P3"><text:span text:style-name="T2">x</text:span></text:p>
          </draw:text-box>
        </draw:frame>
        <draw:line draw:style-name="gr4" draw:text-style-name="P1" draw:layer="layout" svg:x1="3.123cm" svg:y1="16.215cm" svg:x2="4.045cm" svg:y2="16.307cm">
          <text:p/>
        </draw:line>
        <draw:rect draw:style-name="gr2" draw:text-style-name="P2" draw:layer="layout" svg:width="2.54cm" svg:height="0.762cm" svg:x="8.883cm" svg:y="16.258cm">
          <text:p text:style-name="P1"><text:span text:style-name="T1">flink</text:span></text:p>
        </draw:rect>
        <draw:rect draw:style-name="gr2" draw:text-style-name="P2" draw:layer="layout" svg:width="2.54cm" svg:height="0.762cm" svg:x="8.883cm" svg:y="17.02cm">
          <text:p text:style-name="P1"><text:span text:style-name="T1">blink</text:span></text:p>
        </draw:rect>
        <draw:rect draw:style-name="gr2" draw:text-style-name="P2" draw:layer="layout" svg:width="2.54cm" svg:height="0.762cm" svg:x="8.883cm" svg:y="17.782cm">
          <text:p text:style-name="P1"><text:span text:style-name="T1">val.i=5</text:span></text:p>
        </draw:rect>
        <draw:line draw:style-name="gr5" draw:text-style-name="P1" draw:layer="layout" svg:x1="6.585cm" svg:y1="16.598cm" svg:x2="8.883cm" svg:y2="16.598cm">
          <text:p/>
        </draw:line>
        <draw:line draw:style-name="gr6" draw:text-style-name="P1" draw:layer="layout" svg:x1="6.572cm" svg:y1="17.298cm" svg:x2="8.87cm" svg:y2="17.298cm">
          <text:p/>
        </draw:line>
        <draw:path draw:style-name="gr7" draw:text-style-name="P1" draw:layer="layout" svg:width="10.425cm" svg:height="0.703cm" svg:x="6.585cm" svg:y="15.951cm" svg:viewBox="0 0 10426 704" svg:d="M9633 704c4196-1347-9633-348-9633-348">
          <text:p/>
        </draw:path>
        <draw:path draw:style-name="gr7" draw:text-style-name="P1" draw:layer="layout" svg:width="10.295cm" svg:height="1.574cm" svg:x="3.387cm" svg:y="17.482cm" svg:viewBox="0 0 10296 1575" svg:d="M727 0c-3962 2752 9569 1062 9569 1062">
          <text:p/>
        </draw:path>
        <draw:frame draw:style-name="gr18" draw:text-style-name="P4" draw:layer="layout" svg:width="8.418cm" svg:height="0.692cm" svg:x="3.249cm" svg:y="14.624cm">
          <draw:text-box>
            <text:p text:style-name="P3"><text:span text:style-name="T2">dll_append(x, new_jval_s(“Fred”));</text:span></text:p>
          </draw:text-box>
        </draw:frame>
        <draw:rect draw:style-name="gr2" draw:text-style-name="P2" draw:layer="layout" svg:width="2.54cm" svg:height="0.762cm" svg:x="13.683cm" svg:y="16.258cm">
          <text:p text:style-name="P1"><text:span text:style-name="T1">flink</text:span></text:p>
        </draw:rect>
        <draw:rect draw:style-name="gr2" draw:text-style-name="P2" draw:layer="layout" svg:width="2.54cm" svg:height="0.762cm" svg:x="13.683cm" svg:y="17.02cm">
          <text:p text:style-name="P1"><text:span text:style-name="T1">blink</text:span></text:p>
        </draw:rect>
        <draw:rect draw:style-name="gr2" draw:text-style-name="P2" draw:layer="layout" svg:width="2.54cm" svg:height="0.762cm" svg:x="13.683cm" svg:y="17.782cm">
          <text:p text:style-name="P1"><text:span text:style-name="T1">val.s</text:span></text:p>
        </draw:rect>
        <draw:line draw:style-name="gr5" draw:text-style-name="P1" draw:layer="layout" svg:x1="11.386cm" svg:y1="16.598cm" svg:x2="13.684cm" svg:y2="16.598cm">
          <text:p/>
        </draw:line>
        <draw:line draw:style-name="gr6" draw:text-style-name="P1" draw:layer="layout" svg:x1="11.373cm" svg:y1="17.298cm" svg:x2="13.671cm" svg:y2="17.298cm">
          <text:p/>
        </draw:line>
        <draw:rect draw:style-name="gr2" draw:text-style-name="P2" draw:layer="layout" svg:width="2.54cm" svg:height="0.762cm" svg:x="4.045cm" svg:y="16.307cm">
          <text:p text:style-name="P1"><text:span text:style-name="T1">flink</text:span></text:p>
        </draw:rect>
        <draw:rect draw:style-name="gr2" draw:text-style-name="P2" draw:layer="layout" svg:width="2.54cm" svg:height="0.762cm" svg:x="4.045cm" svg:y="17.069cm">
          <text:p text:style-name="P1"><text:span text:style-name="T1">blink</text:span></text:p>
        </draw:rect>
        <draw:rect draw:style-name="gr2" draw:text-style-name="P2" draw:layer="layout" svg:width="2.54cm" svg:height="0.762cm" svg:x="4.045cm" svg:y="17.831cm">
          <text:p text:style-name="P1"><text:span text:style-name="T1">val = ?</text:span></text:p>
        </draw:rect>
        <draw:frame draw:style-name="gr19" draw:text-style-name="P4" draw:layer="layout" svg:width="1.899cm" svg:height="0.692cm" svg:x="16.295cm" svg:y="18.804cm">
          <draw:text-box>
            <text:p text:style-name="P3"><text:span text:style-name="T2">“</text:span><text:span text:style-name="T2">Fred”</text:span></text:p>
          </draw:text-box>
        </draw:frame>
        <draw:line draw:style-name="gr4" draw:text-style-name="P1" draw:layer="layout" svg:x1="15.567cm" svg:y1="18.234cm" svg:x2="16.472cm" svg:y2="19.139cm">
          <text:p/>
        </draw:line>
        <draw:rect draw:style-name="gr16" draw:text-style-name="P1" draw:layer="layout" svg:width="17.722cm" svg:height="5.588cm" svg:x="1.155cm" svg:y="14.444cm">
          <text:p/>
        </draw:rect>
        <draw:frame draw:style-name="gr20" draw:layer="layout" svg:width="6.271cm" svg:height="1.012cm" svg:x="4.407cm" svg:y="16.307cm">
          <draw:text-box>
            <text:p>and then behind this</text:p>
          </draw:text-box>
        </draw:frame>
        <draw:rect draw:style-name="gr16" draw:text-style-name="P1" draw:layer="layout" svg:width="17.418cm" svg:height="7.774cm" svg:x="0.71cm" svg:y="6.831cm">
          <text:p/>
        </draw:rect>
        <draw:frame draw:style-name="gr21" draw:layer="layout" svg:width="13.54cm" svg:height="3.145cm" svg:x="2.592cm" svg:y="8.234cm">
          <draw:text-box>
            <text:p>Note to self – you're going to be deleting</text:p>
            <text:p>rectangles. <text:s/>Copy this odp file, run through the</text:p>
            <text:p>rectangle deletions, then delete the text.</text:p>
            <text:p>Start with the rectangle behind this text.</text:p>
          </draw:text-box>
        </draw:frame>
        <presentation:notes draw:style-name="dp2">
          <draw:page-thumbnail draw:style-name="gr2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0-10-26T14:06:56</meta:creation-date>
    <dc:date>2022-02-02T10:49:21</dc:date>
    <dc:creator>James Plank</dc:creator>
    <meta:editing-duration>PT1H13M56S</meta:editing-duration>
    <meta:editing-cycles>18</meta:editing-cycles>
    <meta:generator>OpenOffice/4.1.5$Unix OpenOffice.org_project/415m1$Build-9789</meta:generator>
    <meta:document-statistic meta:object-count="94"/>
  </office:meta>
</office:document-meta>
</file>